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officeooo:rsid="000250db" officeooo:paragraph-rsid="000250db"/>
    </style:style>
    <style:style style:name="P4" style:family="paragraph" style:parent-style-name="Chapter_20_Title" style:master-page-name="Standard">
      <style:paragraph-properties style:page-number="auto"/>
    </style:style>
    <style:style style:name="P5" style:family="paragraph" style:parent-style-name="Bullet" style:list-style-name="WW8Num2">
      <style:paragraph-properties style:line-height-at-least="0.0693in"/>
    </style:style>
    <style:style style:name="T1" style:family="text">
      <style:text-properties officeooo:rsid="000250db"/>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style:text-position="super 58%"/>
    </style:style>
    <style:style style:name="T5" style:family="text">
      <style:text-properties style:font-name="Utopia-Bold" style:font-name-complex="Utopia-Bold"/>
    </style:style>
    <style:style style:name="T6" style:family="text">
      <style:text-properties fo:font-weight="bold" style:font-weight-asian="bold"/>
    </style:style>
    <style:style style:name="T7" style:family="text">
      <style:text-properties fo:font-weight="bold" officeooo:rsid="00031eee" style:font-weight-asian="bold"/>
    </style:style>
    <style:style style:name="T8" style:family="text">
      <style:text-properties style:font-name="TheSansMonoCondensed-Bold" fo:font-weight="bold" style:font-weight-asian="bold" style:font-name-complex="TheSansMonoCondensed-Bold" style:font-weight-complex="bold"/>
    </style:style>
    <style:style style:name="T9" style:family="text">
      <style:text-properties style:font-name-asian="TheSansMonoConNormal2"/>
    </style:style>
  </office:automatic-styles>
  <office:body>
    <office:text text:use-soft-page-breaks="true">
      <office:forms form:automatic-focus="false" form:apply-design-mode="false"/>
      <text:tracked-changes>
        <text:changed-region xml:id="ct94533000791312" text:id="ct94533000791312">
          <text:insertion>
            <office:change-info>
              <dc:creator>Ray Lischner</dc:creator>
              <dc:date>2020-03-16T09:03:08</dc:date>
            </office:change-info>
          </text:insertion>
        </text:changed-region>
        <text:changed-region xml:id="ct94532984083808" text:id="ct94532984083808">
          <text:deletion>
            <office:change-info>
              <dc:creator>Ray Lischner</dc:creator>
              <dc:date>2020-03-16T09:03:07</dc:date>
            </office:change-info>
            <text:p text:style-name="Code_20_Caption">
<text:span text:style-name="T6">8</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1: Body-Mass Index</text:p>
      <text:p text:style-name="Body_20_Text_20_First">It’s project time! Body-mass index (BMI) is a<text:span text:style-name="T2"> </text:span>measurement some health-care professionals use to determine whether a<text:span text:style-name="T2"> </text:span>person is overweight, and if so, by how much. To compute BMI, you need a<text:span text:style-name="T2"> </text:span>person’s weight in kilograms and height in meters. The BMI is simply weight/height<text:span text:style-name="T4">2</text:span>, converted to a<text:span text:style-name="T2"> </text:span>unitless value.</text:p>
      <text:p text:style-name="Body_20_Text_20_Cont">Your task is to write a program that reads records, prints the records, and computes some statistics. The program should start by asking for a threshold BMI. Only records with a BMI greater than or equal to the threshold will be printed. Each record needs to consist of a person’s name (which may contain spaces), weight in kilograms, height in centimeters (not meters), and the person’s sex (<text:span text:style-name="Code_20_Inline">'M'</text:span> or <text:span text:style-name="Code_20_Inline">'F'</text:span>). Let the user enter the sex in uppercase or lowercase. Ask the user to enter the height in centimeters, so you can compute the BMI using integers. You will have to adjust the formula to allow for centimeters instead of meters.</text:p>
      <text:p text:style-name="Body_20_Text_20_Cont">Print each person’s BMI immediately after reading his or her record. After collecting information for everyone, print two tables—one for men, one for women—based on the data. Use an asterisk after the BMI rating to mark records for which the number meets or exceeds the threshold. After each table, print the mean (average) and median BMI. (Median is the value at which half the BMI values are less than the median and half are greater than the median. If the user enters an even number of records, take the mean of the two values in the middle.) Compute individual BMI <text:soft-page-break/>values as integers. Compute the mean and median BMI values as floating-point numbers, and print the mean with one place after the decimal point.</text:p>
      <text:p text:style-name="Body_20_Text_20_Cont">Listing 28-1 shows a sample user session. User input is in <text:span text:style-name="Strong_20_Emphasis"><text:span text:style-name="T5">boldface</text:span></text:span>.</text:p>
      <text:p text:style-name="Code_20_Caption"><text:span text:style-name="T6">Listing</text:span><text:span text:style-name="T3"> </text:span><text:span text:style-name="T6">2</text:span><text:change-start text:change-id="ct94533000791312"/><text:span text:style-name="T7">9</text:span><text:change-end text:change-id="ct94533000791312"/><text:change text:change-id="ct94532984083808"/><text:span text:style-name="T6">-1.</text:span> Sample User Session with the BMI Program</text:p>
      <text:p text:style-name="Code">$ bmi</text:p>
      <text:p text:style-name="P3">This program compute Bogus Metabolic Indicator (BMI) values.</text:p>
      <text:p text:style-name="Code">Enter threshold BMI: <text:span text:style-name="T8">25</text:span></text:p>
      <text:p text:style-name="Code">Enter name, height (in cm), and weight (in kg) for each person:</text:p>
      <text:p text:style-name="Code">Name 1: <text:span text:style-name="T8">Ray Lischner</text:span></text:p>
      <text:p text:style-name="Code">Height (cm): <text:span text:style-name="T8">180</text:span></text:p>
      <text:p text:style-name="Code">Weight (kg): <text:span text:style-name="T8">90</text:span></text:p>
      <text:p text:style-name="Code">Sex (m or f): <text:span text:style-name="T8">m</text:span></text:p>
      <text:p text:style-name="Code">BMI = 27</text:p>
      <text:p text:style-name="Code">Name 2: <text:span text:style-name="T8">A. Nony Mouse</text:span></text:p>
      <text:p text:style-name="Code">Height (cm): <text:span text:style-name="T8">120</text:span></text:p>
      <text:p text:style-name="Code">Weight (kg): <text:span text:style-name="T8">42</text:span></text:p>
      <text:p text:style-name="Code">Sex (m or f): <text:span text:style-name="T8">F</text:span></text:p>
      <text:p text:style-name="Code">BMI = 29</text:p>
      <text:p text:style-name="Code">Name 3: <text:span text:style-name="T8">Mick E. Mouse</text:span></text:p>
      <text:p text:style-name="Code">Height (cm): <text:span text:style-name="T8">30</text:span></text:p>
      <text:p text:style-name="Code">Weight (kg): <text:span text:style-name="T8">2</text:span></text:p>
      <text:p text:style-name="Code">Sex (m or f): <text:span text:style-name="T8">M</text:span></text:p>
      <text:p text:style-name="Code">BMI = 22</text:p>
      <text:p text:style-name="Code">Name 4: <text:span text:style-name="T8">A. Nony Lischner</text:span></text:p>
      <text:p text:style-name="Code">Height (cm): <text:span text:style-name="T8">150</text:span></text:p>
      <text:p text:style-name="Code">Weight (kg): <text:span text:style-name="T8">55</text:span></text:p>
      <text:p text:style-name="Code">Sex (m or f): <text:span text:style-name="T8">m</text:span></text:p>
      <text:p text:style-name="Code">BMI = 24</text:p>
      <text:p text:style-name="Code">Name 5: <text:span text:style-name="T8">No One</text:span></text:p>
      <text:p text:style-name="Code">Height (cm): <text:span text:style-name="T8">250</text:span></text:p>
      <text:p text:style-name="Code">Weight (kg): <text:span text:style-name="T8">130</text:span></text:p>
      <text:p text:style-name="Code">Sex (m or f): <text:span text:style-name="T8">f</text:span></text:p>
      <text:p text:style-name="Code">BMI = 20</text:p>
      <text:p text:style-name="Code">Name 6: ^Z</text:p>
      <text:p text:style-name="Code"/>
      <text:p text:style-name="Code">Male data</text:p>
      <text:p text:style-name="Code">Ht(cm) Wt(kg) Sex <text:s/>BMI <text:s/>Name</text:p>
      <text:p text:style-name="Code"><text:span text:style-name="T9"><text:s text:c="3"/></text:span>180 <text:s text:c="4"/>90 <text:s/>M <text:s text:c="3"/>27* Ray Lischner</text:p>
      <text:p text:style-name="Code"><text:span text:style-name="T9"><text:s text:c="4"/></text:span>30 <text:s text:c="5"/>2 <text:s/>M <text:s text:c="3"/>22 <text:s/>Mick E. Mouse</text:p>
      <text:p text:style-name="Code"><text:soft-page-break/><text:span text:style-name="T9"><text:s text:c="3"/></text:span>150 <text:s text:c="4"/>55 <text:s/>M <text:s text:c="3"/>24 <text:s/>A. Nony Lischner</text:p>
      <text:p text:style-name="Code">Mean BMI = 24.3</text:p>
      <text:p text:style-name="Code">Median BMI = 24</text:p>
      <text:p text:style-name="Code"/>
      <text:p text:style-name="Code">Female data</text:p>
      <text:p text:style-name="Code">Ht(cm) Wt(kg) Sex <text:s/>BMI <text:s/>Name</text:p>
      <text:p text:style-name="Code"><text:span text:style-name="T9"><text:s text:c="3"/></text:span>120 <text:s text:c="4"/>42 <text:s/>F <text:s text:c="3"/>29* A. Nony Mouse</text:p>
      <text:p text:style-name="Code"><text:span text:style-name="T9"><text:s text:c="3"/></text:span>250 <text:s text:c="3"/>130 <text:s/>F <text:s text:c="3"/>20 <text:s/>No One</text:p>
      <text:p text:style-name="Code">Mean BMI = 24.5</text:p>
      <text:p text:style-name="Code">Median BMI = 24.5</text:p>
      <text:h text:style-name="Heading_20_1" text:outline-level="1">Hints</text:h>
      <text:p text:style-name="Body_20_Text_20_First">Here are some hints, in case you need them<text:span text:style-name="T2">.</text:span></text:p>
      <text:list xml:id="list1218801064" text:style-name="WW8Num2">
        <text:list-item>
          <text:p text:style-name="P5">Keep track of the data in separate vectors, e.g., <text:span text:style-name="Code_20_Inline">heights</text:span>, <text:span text:style-name="Code_20_Inline">weights</text:span>, <text:span text:style-name="Code_20_Inline">sexes</text:span>, <text:span text:style-name="Code_20_Inline">names</text:span>, <text:span text:style-name="Code_20_Inline">bmis</text:span>.</text:p>
        </text:list-item>
        <text:list-item>
          <text:p text:style-name="P5">Use the native locale for all input and output.</text:p>
        </text:list-item>
        <text:list-item>
          <text:p text:style-name="P5">Divide the program into functions, e.g., <text:span text:style-name="Code_20_Inline">compute_bmi</text:span> to compute the BMI from weight and height.</text:p>
        </text:list-item>
        <text:list-item>
          <text:p text:style-name="P5">You can write this program using nothing more than the techniques that we have covered so far, but if you know other techniques, feel free to use them. The next set of Explorations will present language features that will greatly facilitate writing this kind of program.</text:p>
        </text:list-item>
        <text:list-item>
          <text:p text:style-name="P5">The complete source code for my solution is available with the other files that accompany this book, but don’t peek until after you have written the program yourself.</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5zfalse" style:family="text"/>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250db"/>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9</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3T23:03:00</meta:creation-date>
    <dc:creator>Ray Lischner</dc:creator>
    <dc:date>2020-03-16T09:03:10.212929803</dc:date>
    <meta:print-date>2009-03-19T10:05:00</meta:print-date>
    <meta:editing-cycles>4</meta:editing-cycles>
    <meta:editing-duration>PT7M54S</meta:editing-duration>
    <meta:generator>LibreOffice/6.3.3.2.0$Linux_X86_64 LibreOffice_project/30$Build-2</meta:generator>
    <meta:document-statistic meta:table-count="0" meta:image-count="0" meta:object-count="0" meta:page-count="3" meta:paragraph-count="58" meta:word-count="641" meta:character-count="3393" meta:non-whitespace-character-count="2757"/>
    <meta:user-defined meta:name="Chapter Number">29</meta:user-defined>
    <meta:user-defined meta:name="ContentType">Document</meta:user-defined>
  </office:meta>
</office:document-meta>
</file>